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 lang="es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title&gt;Generador de Diagramas de Flujo&lt;/title&gt;</text:p>
      <text:p text:style-name="Standard"><text:s text:c="4"/>&lt;!-- Carga de Tailwind CSS --&gt;</text:p>
      <text:p text:style-name="Standard"><text:s text:c="4"/>&lt;script src="https://cdn.tailwindcss.com"&gt;&lt;/script&gt;</text:p>
      <text:p text:style-name="Standard"><text:s text:c="4"/>&lt;!-- Carga de la librería Mermaid para dibujar diagramas --&gt;</text:p>
      <text:p text:style-name="Standard"><text:s text:c="4"/>&lt;script src="https://cdn.jsdelivr.net/npm/mermaid@10.8.0/dist/mermaid.min.js"&gt;&lt;/script&gt;</text:p>
      <text:p text:style-name="Standard"><text:s text:c="4"/>&lt;link href="https://fonts.googleapis.com/css2?family=Inter:wght@400;600;700&amp;display=swap" rel="stylesheet"&gt;</text:p>
      <text:p text:style-name="Standard"><text:s text:c="4"/>&lt;style&gt;</text:p>
      <text:p text:style-name="Standard"><text:s text:c="8"/>body { font-family: 'Inter', sans-serif; background-color: #f7fafc; }</text:p>
      <text:p text:style-name="Standard"><text:s text:c="8"/>/* Estilo para el contenedor del diagrama */</text:p>
      <text:p text:style-name="Standard"><text:s text:c="8"/>#diagramContainer {</text:p>
      <text:p text:style-name="Standard"><text:s text:c="12"/>min-height: 200px;</text:p>
      <text:p text:style-name="Standard"><text:s text:c="12"/>border: 1px solid #e2e8f0;</text:p>
      <text:p text:style-name="Standard"><text:s text:c="12"/>background-color: white;</text:p>
      <text:p text:style-name="Standard"><text:s text:c="12"/>padding: 1rem;</text:p>
      <text:p text:style-name="Standard"><text:s text:c="12"/>display: flex;</text:p>
      <text:p text:style-name="Standard"><text:s text:c="12"/>align-items: center;</text:p>
      <text:p text:style-name="Standard"><text:s text:c="12"/>justify-content: center;</text:p>
      <text:p text:style-name="Standard"><text:s text:c="12"/>text-align: center;</text:p>
      <text:p text:style-name="Standard"><text:s text:c="8"/>}</text:p>
      <text:p text:style-name="Standard"><text:s text:c="8"/>/* Configuración de Mermaid (opcional, para tema) */</text:p>
      <text:p text:style-name="Standard"><text:s text:c="8"/>.mermaid {</text:p>
      <text:p text:style-name="Standard"><text:s text:c="12"/>width: 100%;</text:p>
      <text:p text:style-name="Standard"><text:s text:c="12"/>height: 100%;</text:p>
      <text:p text:style-name="Standard"><text:s text:c="8"/>}</text:p>
      <text:p text:style-name="Standard"><text:s text:c="4"/>&lt;/style&gt;</text:p>
      <text:p text:style-name="Standard">&lt;/head&gt;</text:p>
      <text:p text:style-name="Standard">&lt;body class="p-4 sm:p-8"&gt;</text:p>
      <text:p text:style-name="Standard"/>
      <text:p text:style-name="Standard"><text:s text:c="4"/>&lt;div class="max-w-4xl mx-auto"&gt;</text:p>
      <text:p text:style-name="Standard"><text:s text:c="8"/></text:p>
      <text:p text:style-name="Standard"><text:s text:c="8"/>&lt;header class="text-center mb-8 p-6 bg-white rounded-xl shadow-lg"&gt;</text:p>
      <text:p text:style-name="Standard"><text:s text:c="12"/>&lt;h1 class="text-3xl font-bold text-indigo-700 mb-2"&gt;Generador de Diagramas de Flujo (Lógica IoT)&lt;/h1&gt;</text:p>
      <text:p text:style-name="Standard"><text:s text:c="12"/>&lt;p class="text-gray-600"&gt;Introduce las instrucciones para tu sistema de domótica y la IA generará el diagrama de flujo lógico.&lt;/p&gt;</text:p>
      <text:p text:style-name="Standard"><text:s text:c="8"/>&lt;/header&gt;</text:p>
      <text:p text:style-name="Standard"/>
      <text:p text:style-name="Standard"><text:s text:c="8"/>&lt;!-- Área de Instrucciones --&gt;</text:p>
      <text:p text:style-name="Standard"><text:s text:c="8"/>&lt;div class="mb-6 p-6 bg-white rounded-xl shadow-lg"&gt;</text:p>
      <text:p text:style-name="Standard"><text:s text:c="12"/>&lt;label for="instructions" class="block text-lg font-medium text-gray-700 mb-2"&gt;Instrucciones de Lógica:&lt;/label&gt;</text:p>
      <text:p text:style-name="Standard"><text:s text:c="12"/>&lt;textarea id="instructions" rows="5" placeholder="Ejemplo: Un sensor de temperatura. Si la temperatura es mayor a 25 grados, enciende el aire acondicionado. Si es menor o igual, apágalo." class="w-full p-3 border border-gray-300 rounded-lg focus:ring-indigo-500 focus:border-indigo-500 transition duration-150"&gt;&lt;/textarea&gt;</text:p>
      <text:p text:style-name="Standard"><text:s text:c="12"/></text:p>
      <text:p text:style-name="Standard"><text:soft-page-break/><text:s text:c="12"/>&lt;div class="mt-4 flex justify-end"&gt;</text:p>
      <text:p text:style-name="Standard"><text:s text:c="16"/>&lt;button id="generateButton" class="px-6 py-3 bg-indigo-600 text-white font-semibold rounded-lg shadow-md hover:bg-indigo-700 transition duration-150 disabled:bg-indigo-400"&gt;</text:p>
      <text:p text:style-name="Standard"><text:s text:c="20"/>Generar Diagrama</text:p>
      <text:p text:style-name="Standard"><text:s text:c="16"/>&lt;/button&gt;</text:p>
      <text:p text:style-name="Standard"><text:s text:c="12"/>&lt;/div&gt;</text:p>
      <text:p text:style-name="Standard"><text:s text:c="8"/>&lt;/div&gt;</text:p>
      <text:p text:style-name="Standard"/>
      <text:p text:style-name="Standard"><text:s text:c="8"/>&lt;!-- Área de Visualización del Diagrama --&gt;</text:p>
      <text:p text:style-name="Standard"><text:s text:c="8"/>&lt;div class="p-6 bg-white rounded-xl shadow-lg"&gt;</text:p>
      <text:p text:style-name="Standard"><text:s text:c="12"/>&lt;h2 class="text-xl font-semibold text-gray-700 mb-4"&gt;Diagrama de Flujo Generado:&lt;/h2&gt;</text:p>
      <text:p text:style-name="Standard"><text:s text:c="12"/>&lt;div id="diagramContainer" class="rounded-lg"&gt;</text:p>
      <text:p text:style-name="Standard"><text:s text:c="16"/>&lt;p id="initialMessage" class="text-gray-500"&gt;El diagrama de flujo aparecerá aquí.&lt;/p&gt;</text:p>
      <text:p text:style-name="Standard"><text:s text:c="16"/>&lt;div id="loadingIndicator" class="hidden text-indigo-600 font-semibold flex items-center"&gt;</text:p>
      <text:p text:style-name="Standard"><text:s text:c="20"/>&lt;svg class="animate-spin -ml-1 mr-3 h-5 w-5 text-indigo-600" xmlns="http://www.w3.org/2000/svg" fill="none" viewBox="0 0 24 24"&gt;</text:p>
      <text:p text:style-name="Standard"><text:s text:c="24"/>&lt;circle class="opacity-25" cx="12" cy="12" r="10" stroke="currentColor" stroke-width="4"&gt;&lt;/circle&gt;</text:p>
      <text:p text:style-name="Standard"><text:s text:c="24"/>&lt;path class="opacity-75" fill="currentColor" d="M4 12a8 8 0 018-8V0C5.373 0 0 5.373 0 12h4zm2 5.291A7.962 7.962 0 014 12H0c0 3.042 1.135 5.824 3 7.938l3-2.647z"&gt;&lt;/path&gt;</text:p>
      <text:p text:style-name="Standard"><text:s text:c="20"/>&lt;/svg&gt;</text:p>
      <text:p text:style-name="Standard"><text:s text:c="20"/>Generando diagrama...</text:p>
      <text:p text:style-name="Standard"><text:s text:c="16"/>&lt;/div&gt;</text:p>
      <text:p text:style-name="Standard"><text:s text:c="16"/>&lt;div class="mermaid hidden" id="mermaidDiagram"&gt;&lt;/div&gt;</text:p>
      <text:p text:style-name="Standard"><text:s text:c="12"/>&lt;/div&gt;</text:p>
      <text:p text:style-name="Standard"><text:s text:c="8"/>&lt;/div&gt;</text:p>
      <text:p text:style-name="Standard"><text:s text:c="4"/>&lt;/div&gt;</text:p>
      <text:p text:style-name="Standard"/>
      <text:p text:style-name="Standard"><text:s text:c="4"/>&lt;script&gt;</text:p>
      <text:p text:style-name="Standard"><text:s text:c="8"/>// Inicialización de Mermaid</text:p>
      <text:p text:style-name="Standard"><text:s text:c="8"/>mermaid.initialize({ startOnLoad: true, theme: 'default' });</text:p>
      <text:p text:style-name="Standard"/>
      <text:p text:style-name="Standard"><text:s text:c="8"/>// Variables de entorno (se proporcionan automáticamente en el entorno)</text:p>
      <text:p text:style-name="Standard"><text:s text:c="8"/>const appId = typeof __app_id !== 'undefined' ? __app_id : 'default-app-id';</text:p>
      <text:p text:style-name="Standard"><text:s text:c="8"/>const apiKey = ""; // La clave se provee en tiempo de ejecución por el entorno Canvas</text:p>
      <text:p text:style-name="Standard"/>
      <text:p text:style-name="Standard"><text:s text:c="8"/>// Referencias del DOM</text:p>
      <text:p text:style-name="Standard"><text:s text:c="8"/>const instructionsInput = document.getElementById('instructions');</text:p>
      <text:p text:style-name="Standard"><text:s text:c="8"/>const generateButton = document.getElementById('generateButton');</text:p>
      <text:p text:style-name="Standard"><text:s text:c="8"/>const diagramContainer = document.getElementById('diagramContainer');</text:p>
      <text:p text:style-name="Standard"><text:s text:c="8"/>const loadingIndicator = document.getElementById('loadingIndicator');</text:p>
      <text:p text:style-name="Standard"><text:s text:c="8"/>const mermaidDiagram = document.getElementById('mermaidDiagram');</text:p>
      <text:p text:style-name="Standard"><text:s text:c="8"/>const initialMessage = document.getElementById('initialMessage');</text:p>
      <text:p text:style-name="Standard"/>
      <text:p text:style-name="Standard"><text:s text:c="8"/>// --- Configuración de la IA para generar el código Mermaid ---</text:p>
      <text:p text:style-name="Standard"/>
      <text:p text:style-name="Standard"><text:s text:c="8"/>// La instrucción del sistema define el rol y el formato de salida.</text:p>
      <text:p text:style-name="Standard"><text:s text:c="8"/>const systemPrompt = `</text:p>
      <text:p text:style-name="Standard"><text:s text:c="12"/>Actúa como un experto generador de diagramas de flujo. Tu tarea es convertir las instrucciones de lógica (como las de un programa de domótica o un script de IoT) en la sintaxis de <text:soft-page-break/>diagrama de flujo de Mermaid. Debes devolver SÓLO el código Mermaid sin ninguna explicación, saludo o texto adicional.</text:p>
      <text:p text:style-name="Standard"/>
      <text:p text:style-name="Standard"><text:s text:c="12"/>Reglas de Diagrama:</text:p>
      <text:p text:style-name="Standard"><text:s text:c="12"/>1. Comienza siempre con 'graph TD'.</text:p>
      <text:p text:style-name="Standard"><text:s text:c="12"/>2. Usa el nodo A[INICIO] al principio y Z[FIN] al final.</text:p>
      <text:p text:style-name="Standard"><text:s text:c="12"/>3. Para leer datos o sensores (Input/Medición), usa la forma (B).</text:p>
      <text:p text:style-name="Standard"><text:s text:c="12"/>4. Para decisiones o condiciones (IF/ELSE), usa la forma {C}.</text:p>
      <text:p text:style-name="Standard"><text:s text:c="12"/>5. Para acciones o procesos (encender/apagar/establecer), usa la forma [D].</text:p>
      <text:p text:style-name="Standard"><text:s text:c="12"/>6. Conecta los nodos con '--&gt;' y usa etiquetas si es una decisión (ej: --&gt;|Sí|).</text:p>
      <text:p text:style-name="Standard"/>
      <text:p text:style-name="Standard"><text:s text:c="12"/>Ejemplo de salida para un termostato:</text:p>
      <text:p text:style-name="Standard"><text:s text:c="12"/>graph TD</text:p>
      <text:p text:style-name="Standard"><text:s text:c="16"/>A[INICIO] --&gt; B(Leer Temperatura);</text:p>
      <text:p text:style-name="Standard"><text:s text:c="16"/>B --&gt; C{Temperatura &gt; 25ºC?};</text:p>
      <text:p text:style-name="Standard"><text:s text:c="16"/>C -- Si --&gt; D[Encender Aire Acondicionado];</text:p>
      <text:p text:style-name="Standard"><text:s text:c="16"/>C -- No --&gt; E[Apagar Aire Acondicionado];</text:p>
      <text:p text:style-name="Standard"><text:s text:c="16"/>D --&gt; Z;</text:p>
      <text:p text:style-name="Standard"><text:s text:c="16"/>E --&gt; Z;</text:p>
      <text:p text:style-name="Standard"><text:s text:c="8"/>`;</text:p>
      <text:p text:style-name="Standard"><text:s text:c="8"/></text:p>
      <text:p text:style-name="Standard"><text:s text:c="8"/>const apiUrl = `https://generativelanguage.googleapis.com/v1beta/models/gemini-2.5-flash-preview-09-2025:generateContent?key=${apiKey}`;</text:p>
      <text:p text:style-name="Standard"/>
      <text:p text:style-name="Standard"><text:s text:c="8"/>/**</text:p>
      <text:p text:style-name="Standard"><text:s text:c="9"/>* Realiza la llamada a la API de Gemini con reintento y backoff exponencial.</text:p>
      <text:p text:style-name="Standard"><text:s text:c="9"/>* @param {string} userQuery - Las instrucciones del usuario.</text:p>
      <text:p text:style-name="Standard"><text:s text:c="9"/>* @param {number} retries - Número de reintentos restantes.</text:p>
      <text:p text:style-name="Standard"><text:s text:c="9"/>*/</text:p>
      <text:p text:style-name="Standard"><text:s text:c="8"/>async function fetchWithBackoff(userQuery, retries = 5) {</text:p>
      <text:p text:style-name="Standard"><text:s text:c="12"/>const payload = {</text:p>
      <text:p text:style-name="Standard"><text:s text:c="16"/>contents: [{ parts: [{ text: userQuery }] }],</text:p>
      <text:p text:style-name="Standard"><text:s text:c="16"/>systemInstruction: { parts: [{ text: systemPrompt }] }</text:p>
      <text:p text:style-name="Standard"><text:s text:c="12"/>};</text:p>
      <text:p text:style-name="Standard"/>
      <text:p text:style-name="Standard"><text:s text:c="12"/>for (let i = 0; i &lt; retries; i++) {</text:p>
      <text:p text:style-name="Standard"><text:s text:c="16"/>try {</text:p>
      <text:p text:style-name="Standard"><text:s text:c="20"/>const response = await fetch(apiUrl, {</text:p>
      <text:p text:style-name="Standard"><text:s text:c="24"/>method: 'POST',</text:p>
      <text:p text:style-name="Standard"><text:s text:c="24"/>headers: { 'Content-Type': 'application/json' },</text:p>
      <text:p text:style-name="Standard"><text:s text:c="24"/>body: JSON.stringify(payload)</text:p>
      <text:p text:style-name="Standard"><text:s text:c="20"/>});</text:p>
      <text:p text:style-name="Standard"/>
      <text:p text:style-name="Standard"><text:s text:c="20"/>if (!response.ok) {</text:p>
      <text:p text:style-name="Standard"><text:s text:c="24"/>if (response.status === 429 &amp;&amp; i &lt; retries - 1) { // 429: Too Many Requests</text:p>
      <text:p text:style-name="Standard"><text:s text:c="28"/>const delay = Math.pow(2, i) * 1000 + Math.random() * 1000;</text:p>
      <text:p text:style-name="Standard"><text:s text:c="28"/>await new Promise(resolve =&gt; setTimeout(resolve, delay));</text:p>
      <text:p text:style-name="Standard"><text:s text:c="28"/>continue;</text:p>
      <text:p text:style-name="Standard"><text:s text:c="24"/>}</text:p>
      <text:p text:style-name="Standard"><text:s text:c="24"/>throw new Error(`Error HTTP: ${response.status}`);</text:p>
      <text:p text:style-name="Standard"><text:s text:c="20"/>}</text:p>
      <text:p text:style-name="Standard"/>
      <text:p text:style-name="Standard"><text:soft-page-break/><text:s text:c="20"/>const result = await response.json();</text:p>
      <text:p text:style-name="Standard"><text:s text:c="20"/></text:p>
      <text:p text:style-name="Standard"><text:s text:c="20"/>const mermaidCode = result.candidates?.[0]?.content?.parts?.[0]?.text;</text:p>
      <text:p text:style-name="Standard"><text:s text:c="20"/>if (mermaidCode) {</text:p>
      <text:p text:style-name="Standard"><text:s text:c="24"/>return mermaidCode.trim();</text:p>
      <text:p text:style-name="Standard"><text:s text:c="20"/>} else {</text:p>
      <text:p text:style-name="Standard"><text:s text:c="24"/>throw new Error("Respuesta de la IA vacía o mal formada.");</text:p>
      <text:p text:style-name="Standard"><text:s text:c="20"/>}</text:p>
      <text:p text:style-name="Standard"/>
      <text:p text:style-name="Standard"><text:s text:c="16"/>} catch (error) {</text:p>
      <text:p text:style-name="Standard"><text:s text:c="20"/>console.error("Error en la llamada a la API:", error);</text:p>
      <text:p text:style-name="Standard"><text:s text:c="20"/>if (i === retries - 1) throw error; // Lanzar error si es el último intento</text:p>
      <text:p text:style-name="Standard"><text:s text:c="16"/>}</text:p>
      <text:p text:style-name="Standard"><text:s text:c="12"/>}</text:p>
      <text:p text:style-name="Standard"><text:s text:c="8"/>}</text:p>
      <text:p text:style-name="Standard"/>
      <text:p text:style-name="Standard"><text:s text:c="8"/>/**</text:p>
      <text:p text:style-name="Standard"><text:s text:c="9"/>* Función principal para generar el diagrama.</text:p>
      <text:p text:style-name="Standard"><text:s text:c="9"/>*/</text:p>
      <text:p text:style-name="Standard"><text:s text:c="8"/>async function generateFlowchart() {</text:p>
      <text:p text:style-name="Standard"><text:s text:c="12"/>const userInstructions = instructionsInput.value.trim();</text:p>
      <text:p text:style-name="Standard"><text:s text:c="12"/>if (userInstructions === "") {</text:p>
      <text:p text:style-name="Standard"><text:s text:c="16"/>alertUser("Por favor, introduce las instrucciones para generar el diagrama.");</text:p>
      <text:p text:style-name="Standard"><text:s text:c="16"/>return;</text:p>
      <text:p text:style-name="Standard"><text:s text:c="12"/>}</text:p>
      <text:p text:style-name="Standard"/>
      <text:p text:style-name="Standard"><text:s text:c="12"/>// Ocultar mensajes/diagrama y mostrar carga</text:p>
      <text:p text:style-name="Standard"><text:s text:c="12"/>initialMessage.classList.add('hidden');</text:p>
      <text:p text:style-name="Standard"><text:s text:c="12"/>mermaidDiagram.classList.add('hidden');</text:p>
      <text:p text:style-name="Standard"><text:s text:c="12"/>loadingIndicator.classList.remove('hidden');</text:p>
      <text:p text:style-name="Standard"><text:s text:c="12"/>generateButton.disabled = true;</text:p>
      <text:p text:style-name="Standard"/>
      <text:p text:style-name="Standard"><text:s text:c="12"/>try {</text:p>
      <text:p text:style-name="Standard"><text:s text:c="16"/>// 1. Llamar a la IA para obtener el código Mermaid</text:p>
      <text:p text:style-name="Standard"><text:s text:c="16"/>const mermaidCode = await fetchWithBackoff(userInstructions);</text:p>
      <text:p text:style-name="Standard"/>
      <text:p text:style-name="Standard"><text:s text:c="16"/>if (mermaidCode.startsWith('graph')) {</text:p>
      <text:p text:style-name="Standard"><text:s text:c="20"/>// 2. Renderizar el diagrama usando Mermaid</text:p>
      <text:p text:style-name="Standard"><text:s text:c="20"/>mermaidDiagram.innerHTML = mermaidCode;</text:p>
      <text:p text:style-name="Standard"><text:s text:c="20"/>mermaidDiagram.classList.remove('hidden');</text:p>
      <text:p text:style-name="Standard"><text:s text:c="20"/></text:p>
      <text:p text:style-name="Standard"><text:s text:c="20"/>// El ID 'mermaidDiagram' es crucial para que Mermaid sepa dónde renderizar</text:p>
      <text:p text:style-name="Standard"><text:s text:c="20"/>await mermaid.render('mermaid-svg', mermaidCode)</text:p>
      <text:p text:style-name="Standard"><text:s text:c="24"/>.then(({ svg }) =&gt; {</text:p>
      <text:p text:style-name="Standard"><text:s text:c="28"/>mermaidDiagram.innerHTML = svg;</text:p>
      <text:p text:style-name="Standard"><text:s text:c="24"/>})</text:p>
      <text:p text:style-name="Standard"><text:s text:c="24"/>.catch(err =&gt; {</text:p>
      <text:p text:style-name="Standard"><text:s text:c="28"/>console.error("Error al renderizar Mermaid:", err);</text:p>
      <text:p text:style-name="Standard"><text:s text:c="28"/>alertUser(`Error al dibujar el diagrama. Código Mermaid recibido (revisar la consola): \n\n${mermaidCode}`);</text:p>
      <text:p text:style-name="Standard"><text:s text:c="28"/>mermaidDiagram.innerHTML = `&lt;p class="text-red-500"&gt;Error al renderizar el diagrama. Ver consola para más detalles.&lt;/p&gt;`;</text:p>
      <text:p text:style-name="Standard"><text:soft-page-break/><text:s text:c="24"/>});</text:p>
      <text:p text:style-name="Standard"><text:s text:c="16"/>} else {</text:p>
      <text:p text:style-name="Standard"><text:s text:c="20"/>alertUser("La IA no devolvió un código Mermaid válido.");</text:p>
      <text:p text:style-name="Standard"><text:s text:c="20"/>console.error("Código recibido no válido:", mermaidCode);</text:p>
      <text:p text:style-name="Standard"><text:s text:c="16"/>}</text:p>
      <text:p text:style-name="Standard"/>
      <text:p text:style-name="Standard"><text:s text:c="12"/>} catch (error) {</text:p>
      <text:p text:style-name="Standard"><text:s text:c="16"/>alertUser(`No se pudo generar el diagrama. Inténtalo de nuevo. Error: ${error.message}`);</text:p>
      <text:p text:style-name="Standard"><text:s text:c="16"/>mermaidDiagram.classList.add('hidden');</text:p>
      <text:p text:style-name="Standard"><text:s text:c="12"/>} finally {</text:p>
      <text:p text:style-name="Standard"><text:s text:c="16"/>// Ocultar la carga y habilitar el botón</text:p>
      <text:p text:style-name="Standard"><text:s text:c="16"/>loadingIndicator.classList.add('hidden');</text:p>
      <text:p text:style-name="Standard"><text:s text:c="16"/>generateButton.disabled = false;</text:p>
      <text:p text:style-name="Standard"><text:s text:c="12"/>}</text:p>
      <text:p text:style-name="Standard"><text:s text:c="8"/>}</text:p>
      <text:p text:style-name="Standard"/>
      <text:p text:style-name="Standard"><text:s text:c="8"/>/**</text:p>
      <text:p text:style-name="Standard"><text:s text:c="9"/>* Muestra un mensaje al usuario en lugar de usar alert().</text:p>
      <text:p text:style-name="Standard"><text:s text:c="9"/>*/</text:p>
      <text:p text:style-name="Standard"><text:s text:c="8"/>function alertUser(message) {</text:p>
      <text:p text:style-name="Standard"><text:s text:c="12"/>diagramContainer.innerHTML = `&lt;div class="p-4 bg-red-100 text-red-700 rounded-lg shadow-sm w-full"&gt;${message}&lt;/div&gt;`;</text:p>
      <text:p text:style-name="Standard"><text:s text:c="8"/>}</text:p>
      <text:p text:style-name="Standard"/>
      <text:p text:style-name="Standard"><text:s text:c="8"/>// --- Event Listeners ---</text:p>
      <text:p text:style-name="Standard"><text:s text:c="8"/>generateButton.addEventListener('click', generateFlowchart);</text:p>
      <text:p text:style-name="Standard"/>
      <text:p text:style-name="Standard"><text:s text:c="8"/>// Inicializar con el ejemplo del usuario</text:p>
      <text:p text:style-name="Standard"><text:s text:c="8"/>instructionsInput.value = "Un sensor de luz que según la temperatura umbral enciende un led si la luz es menor de 30 y si es mayor de 30 la apaga.";</text:p>
      <text:p text:style-name="Standard"><text:s text:c="8"/>// Nota: El ejemplo del usuario mezcla "sensor de luz" y "temperatura umbral" y aplica la condición a la "luz". La IA deberá interpretar y priorizar la condición más clara (luz &lt; 30).</text:p>
      <text:p text:style-name="Standard"><text:s text:c="4"/>&lt;/script&gt;</text:p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15T12:11:53.147000000</meta:creation-date>
    <dc:date>2025-12-15T12:12:08.301000000</dc:date>
    <meta:editing-duration>PT17S</meta:editing-duration>
    <meta:editing-cycles>1</meta:editing-cycles>
    <meta:document-statistic meta:table-count="0" meta:image-count="0" meta:object-count="0" meta:page-count="5" meta:paragraph-count="198" meta:word-count="1066" meta:character-count="10898" meta:non-whitespace-character-count="7485"/>
    <meta:generator>LibreOffice/24.2.7.2$Windows_X86_64 LibreOffice_project/ee3885777aa7032db5a9b65deec9457448a91162</meta:generator>
  </office:meta>
</office:document-meta>
</file>